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800" officeooo:paragraph-rsid="00038800"/>
    </style:style>
    <style:style style:name="P2" style:family="paragraph" style:parent-style-name="Standard">
      <style:text-properties officeooo:rsid="0005121a" officeooo:paragraph-rsid="0005121a"/>
    </style:style>
    <style:style style:name="P3" style:family="paragraph" style:parent-style-name="Standard">
      <style:text-properties officeooo:rsid="0005121a" officeooo:paragraph-rsid="0006ada9"/>
    </style:style>
    <style:style style:name="P4" style:family="paragraph" style:parent-style-name="Standard">
      <style:text-properties officeooo:rsid="0006ada9" officeooo:paragraph-rsid="00085f08"/>
    </style:style>
    <style:style style:name="P5" style:family="paragraph" style:parent-style-name="Standard">
      <style:text-properties officeooo:rsid="0007e963" officeooo:paragraph-rsid="0007e963"/>
    </style:style>
    <style:style style:name="P6" style:family="paragraph" style:parent-style-name="Standard">
      <style:text-properties officeooo:rsid="0007e963" officeooo:paragraph-rsid="001e9dfc"/>
    </style:style>
    <style:style style:name="P7" style:family="paragraph" style:parent-style-name="Standard">
      <style:text-properties officeooo:rsid="00085f08" officeooo:paragraph-rsid="00085f08"/>
    </style:style>
    <style:style style:name="P8" style:family="paragraph" style:parent-style-name="Standard">
      <style:text-properties officeooo:rsid="000975b3" officeooo:paragraph-rsid="000975b3"/>
    </style:style>
    <style:style style:name="P9" style:family="paragraph" style:parent-style-name="Standard">
      <style:text-properties officeooo:rsid="000e392c" officeooo:paragraph-rsid="000e392c"/>
    </style:style>
    <style:style style:name="P10" style:family="paragraph" style:parent-style-name="Standard">
      <style:text-properties officeooo:rsid="000e392c" officeooo:paragraph-rsid="00144935"/>
    </style:style>
    <style:style style:name="P11" style:family="paragraph" style:parent-style-name="Standard">
      <style:text-properties officeooo:rsid="000e392c" officeooo:paragraph-rsid="00149e1e"/>
    </style:style>
    <style:style style:name="P12" style:family="paragraph" style:parent-style-name="Standard">
      <style:text-properties officeooo:rsid="000dd1d4" officeooo:paragraph-rsid="000dd1d4"/>
    </style:style>
    <style:style style:name="P13" style:family="paragraph" style:parent-style-name="Standard">
      <style:text-properties fo:font-weight="bold" officeooo:rsid="00038800" officeooo:paragraph-rsid="00038800" fo:background-color="#ffffff" style:font-weight-asian="bold" style:font-weight-complex="bold"/>
    </style:style>
    <style:style style:name="P14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15" style:family="paragraph" style:parent-style-name="Standard">
      <style:text-properties fo:font-weight="bold" officeooo:rsid="00149e1e" officeooo:paragraph-rsid="00149e1e" style:font-weight-asian="bold" style:font-weight-complex="bold"/>
    </style:style>
    <style:style style:name="P16" style:family="paragraph" style:parent-style-name="Standard">
      <style:text-properties fo:font-weight="bold" officeooo:rsid="0019f983" officeooo:paragraph-rsid="0019f983" style:font-weight-asian="bold" style:font-weight-complex="bold"/>
    </style:style>
    <style:style style:name="P17" style:family="paragraph" style:parent-style-name="Standard">
      <style:text-properties fo:font-weight="bold" officeooo:rsid="001e9dfc" officeooo:paragraph-rsid="001e9dfc" style:font-weight-asian="bold" style:font-weight-complex="bold"/>
    </style:style>
    <style:style style:name="P18" style:family="paragraph" style:parent-style-name="Standard">
      <style:text-properties fo:font-weight="bold" officeooo:rsid="00264dc0" officeooo:paragraph-rsid="00264dc0" style:font-weight-asian="bold" style:font-weight-complex="bold"/>
    </style:style>
    <style:style style:name="P19" style:family="paragraph" style:parent-style-name="Standard">
      <style:text-properties fo:font-weight="normal" officeooo:rsid="0011155c" officeooo:paragraph-rsid="0011155c" fo:background-color="#ffffff" style:font-weight-asian="normal" style:font-weight-complex="normal"/>
    </style:style>
    <style:style style:name="P20" style:family="paragraph" style:parent-style-name="Standard">
      <style:text-properties fo:font-weight="normal" officeooo:rsid="00129da2" officeooo:paragraph-rsid="00129da2" fo:background-color="#ffffff" style:font-weight-asian="normal" style:font-weight-complex="normal"/>
    </style:style>
    <style:style style:name="P21" style:family="paragraph" style:parent-style-name="Standard">
      <style:text-properties fo:font-weight="normal" officeooo:rsid="00149e1e" officeooo:paragraph-rsid="00149e1e" style:font-weight-asian="normal" style:font-weight-complex="normal"/>
    </style:style>
    <style:style style:name="P22" style:family="paragraph" style:parent-style-name="Standard">
      <style:text-properties fo:font-weight="normal" officeooo:rsid="00156942" officeooo:paragraph-rsid="00156942" style:font-weight-asian="normal" style:font-weight-complex="normal"/>
    </style:style>
    <style:style style:name="P23" style:family="paragraph" style:parent-style-name="Standard">
      <style:text-properties fo:font-weight="normal" officeooo:rsid="0017ff12" officeooo:paragraph-rsid="0017ff12" style:font-weight-asian="normal" style:font-weight-complex="normal"/>
    </style:style>
    <style:style style:name="P24" style:family="paragraph" style:parent-style-name="Standard">
      <style:text-properties fo:font-weight="normal" officeooo:rsid="0018ecb8" officeooo:paragraph-rsid="0018ecb8" style:font-weight-asian="normal" style:font-weight-complex="normal"/>
    </style:style>
    <style:style style:name="P25" style:family="paragraph" style:parent-style-name="Standard">
      <style:text-properties fo:font-weight="normal" officeooo:rsid="001d1443" officeooo:paragraph-rsid="001d1443" style:font-weight-asian="normal" style:font-weight-complex="normal"/>
    </style:style>
    <style:style style:name="P26" style:family="paragraph" style:parent-style-name="Standard">
      <style:text-properties fo:font-weight="normal" officeooo:rsid="0022d375" officeooo:paragraph-rsid="0022d375" style:font-weight-asian="normal" style:font-weight-complex="normal"/>
    </style:style>
    <style:style style:name="P27" style:family="paragraph" style:parent-style-name="Standard">
      <style:text-properties fo:font-weight="normal" officeooo:rsid="00244afa" officeooo:paragraph-rsid="00244afa" style:font-weight-asian="normal" style:font-weight-complex="normal"/>
    </style:style>
    <style:style style:name="P28" style:family="paragraph" style:parent-style-name="Standard">
      <style:text-properties fo:font-weight="normal" officeooo:rsid="002cbaae" officeooo:paragraph-rsid="002cbaae" style:font-weight-asian="normal" style:font-weight-complex="normal"/>
    </style:style>
    <style:style style:name="P29" style:family="paragraph" style:parent-style-name="Standard">
      <style:text-properties fo:font-weight="normal" officeooo:rsid="002dde39" officeooo:paragraph-rsid="002dde39" style:font-weight-asian="normal" style:font-weight-complex="normal"/>
    </style:style>
    <style:style style:name="P30" style:family="paragraph" style:parent-style-name="Standard">
      <style:text-properties officeooo:rsid="00149e1e" officeooo:paragraph-rsid="00149e1e"/>
    </style:style>
    <style:style style:name="P31" style:family="paragraph" style:parent-style-name="Standard" style:list-style-name="L1">
      <style:text-properties fo:font-weight="normal" officeooo:rsid="0011155c" officeooo:paragraph-rsid="0011155c" fo:background-color="#ffffff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129da2" officeooo:paragraph-rsid="00129da2" fo:background-color="#ffffff" style:font-weight-asian="normal" style:font-weight-complex="normal"/>
    </style:style>
    <style:style style:name="P33" style:family="paragraph" style:parent-style-name="Standard" style:list-style-name="L13">
      <style:text-properties fo:font-weight="normal" officeooo:rsid="00144935" officeooo:paragraph-rsid="00144935" style:font-weight-asian="normal" style:font-weight-complex="normal"/>
    </style:style>
    <style:style style:name="P34" style:family="paragraph" style:parent-style-name="Standard" style:list-style-name="L14">
      <style:text-properties fo:font-weight="normal" officeooo:rsid="00149e1e" officeooo:paragraph-rsid="00149e1e" style:font-weight-asian="normal" style:font-weight-complex="normal"/>
    </style:style>
    <style:style style:name="P35" style:family="paragraph" style:parent-style-name="Standard" style:list-style-name="L14">
      <style:text-properties fo:font-weight="normal" officeooo:rsid="00156942" officeooo:paragraph-rsid="00156942" style:font-weight-asian="normal" style:font-weight-complex="normal"/>
    </style:style>
    <style:style style:name="P36" style:family="paragraph" style:parent-style-name="Standard" style:list-style-name="L14">
      <style:text-properties fo:font-weight="normal" officeooo:rsid="0016f15a" officeooo:paragraph-rsid="0016f15a" style:font-weight-asian="normal" style:font-weight-complex="normal"/>
    </style:style>
    <style:style style:name="P37" style:family="paragraph" style:parent-style-name="Standard" style:list-style-name="L14">
      <style:text-properties fo:font-weight="normal" officeooo:rsid="00176505" officeooo:paragraph-rsid="00176505" style:font-weight-asian="normal" style:font-weight-complex="normal"/>
    </style:style>
    <style:style style:name="P38" style:family="paragraph" style:parent-style-name="Standard" style:list-style-name="L14">
      <style:text-properties fo:font-weight="normal" officeooo:rsid="0017ff12" officeooo:paragraph-rsid="0017ff12" style:font-weight-asian="normal" style:font-weight-complex="normal"/>
    </style:style>
    <style:style style:name="P39" style:family="paragraph" style:parent-style-name="Standard" style:list-style-name="L14">
      <style:text-properties fo:font-weight="normal" officeooo:rsid="0018ecb8" officeooo:paragraph-rsid="0018ecb8" style:font-weight-asian="normal" style:font-weight-complex="normal"/>
    </style:style>
    <style:style style:name="P40" style:family="paragraph" style:parent-style-name="Standard" style:list-style-name="L15">
      <style:text-properties fo:font-weight="normal" officeooo:rsid="001a7a29" officeooo:paragraph-rsid="001a7a29" style:font-weight-asian="normal" style:font-weight-complex="normal"/>
    </style:style>
    <style:style style:name="P41" style:family="paragraph" style:parent-style-name="Standard" style:list-style-name="L15">
      <style:text-properties fo:font-weight="normal" officeooo:rsid="001b93a6" officeooo:paragraph-rsid="001b93a6" style:font-weight-asian="normal" style:font-weight-complex="normal"/>
    </style:style>
    <style:style style:name="P42" style:family="paragraph" style:parent-style-name="Standard" style:list-style-name="L15">
      <style:text-properties fo:font-weight="normal" officeooo:rsid="001d1443" officeooo:paragraph-rsid="001d1443" style:font-weight-asian="normal" style:font-weight-complex="normal"/>
    </style:style>
    <style:style style:name="P43" style:family="paragraph" style:parent-style-name="Standard" style:list-style-name="L15">
      <style:text-properties fo:font-weight="normal" officeooo:rsid="001e9dfc" officeooo:paragraph-rsid="001e9dfc" style:font-weight-asian="normal" style:font-weight-complex="normal"/>
    </style:style>
    <style:style style:name="P44" style:family="paragraph" style:parent-style-name="Standard" style:list-style-name="L16">
      <style:text-properties fo:font-weight="normal" officeooo:rsid="0020cda6" officeooo:paragraph-rsid="0020cda6" style:font-weight-asian="normal" style:font-weight-complex="normal"/>
    </style:style>
    <style:style style:name="P45" style:family="paragraph" style:parent-style-name="Standard" style:list-style-name="L16">
      <style:text-properties fo:font-weight="normal" officeooo:rsid="002270a8" officeooo:paragraph-rsid="002270a8" style:font-weight-asian="normal" style:font-weight-complex="normal"/>
    </style:style>
    <style:style style:name="P46" style:family="paragraph" style:parent-style-name="Standard" style:list-style-name="L16">
      <style:text-properties fo:font-weight="normal" officeooo:rsid="0022d375" officeooo:paragraph-rsid="0022d375" style:font-weight-asian="normal" style:font-weight-complex="normal"/>
    </style:style>
    <style:style style:name="P47" style:family="paragraph" style:parent-style-name="Standard" style:list-style-name="L16">
      <style:text-properties fo:font-weight="normal" officeooo:rsid="00244afa" officeooo:paragraph-rsid="00244afa" style:font-weight-asian="normal" style:font-weight-complex="normal"/>
    </style:style>
    <style:style style:name="P48" style:family="paragraph" style:parent-style-name="Standard">
      <style:text-properties fo:font-weight="normal" officeooo:rsid="00244afa" officeooo:paragraph-rsid="00244afa" style:font-weight-asian="normal" style:font-weight-complex="normal"/>
    </style:style>
    <style:style style:name="P49" style:family="paragraph" style:parent-style-name="Standard" style:list-style-name="L17">
      <style:text-properties fo:font-weight="normal" officeooo:rsid="002817e9" officeooo:paragraph-rsid="002817e9" style:font-weight-asian="normal" style:font-weight-complex="normal"/>
    </style:style>
    <style:style style:name="P50" style:family="paragraph" style:parent-style-name="Standard" style:list-style-name="L17">
      <style:text-properties fo:font-weight="normal" officeooo:rsid="002a0923" officeooo:paragraph-rsid="002a0923" style:font-weight-asian="normal" style:font-weight-complex="normal"/>
    </style:style>
    <style:style style:name="P51" style:family="paragraph" style:parent-style-name="Standard" style:list-style-name="L17">
      <style:text-properties fo:font-weight="normal" officeooo:rsid="002bdbfc" officeooo:paragraph-rsid="002bdbfc" style:font-weight-asian="normal" style:font-weight-complex="normal"/>
    </style:style>
    <style:style style:name="P52" style:family="paragraph" style:parent-style-name="Standard" style:list-style-name="L17">
      <style:text-properties fo:font-weight="normal" officeooo:rsid="002cbaae" officeooo:paragraph-rsid="002cbaae" style:font-weight-asian="normal" style:font-weight-complex="normal"/>
    </style:style>
    <style:style style:name="P53" style:family="paragraph" style:parent-style-name="Standard" style:list-style-name="L17">
      <style:text-properties fo:font-weight="normal" officeooo:rsid="002dde39" officeooo:paragraph-rsid="002dde39" style:font-weight-asian="normal" style:font-weight-complex="normal"/>
    </style:style>
    <style:style style:name="P54" style:family="paragraph" style:parent-style-name="Standard" style:list-style-name="L17">
      <style:text-properties fo:font-weight="normal" officeooo:rsid="002f2cfa" officeooo:paragraph-rsid="002f2cfa" style:font-weight-asian="normal" style:font-weight-complex="normal"/>
    </style:style>
    <style:style style:name="P55" style:family="paragraph" style:parent-style-name="Standard" style:list-style-name="L16">
      <style:text-properties fo:font-weight="normal" officeooo:rsid="00302919" officeooo:paragraph-rsid="00302919" style:font-weight-asian="normal" style:font-weight-complex="normal"/>
    </style:style>
    <style:style style:name="P56" style:family="paragraph" style:parent-style-name="Standard">
      <style:text-properties fo:font-weight="normal" officeooo:rsid="00302919" officeooo:paragraph-rsid="00302919" style:font-weight-asian="normal" style:font-weight-complex="normal"/>
    </style:style>
    <style:style style:name="P57" style:family="paragraph" style:parent-style-name="Standard" style:list-style-name="L18">
      <style:text-properties fo:font-weight="normal" officeooo:rsid="00302919" officeooo:paragraph-rsid="00302919" style:font-weight-asian="normal" style:font-weight-complex="normal"/>
    </style:style>
    <style:style style:name="P58" style:family="paragraph" style:parent-style-name="Standard" style:list-style-name="L3">
      <style:text-properties officeooo:rsid="0005121a" officeooo:paragraph-rsid="00085f08"/>
    </style:style>
    <style:style style:name="P59" style:family="paragraph" style:parent-style-name="Standard" style:list-style-name="L4">
      <style:text-properties officeooo:rsid="0005121a" officeooo:paragraph-rsid="00085f08"/>
    </style:style>
    <style:style style:name="P60" style:family="paragraph" style:parent-style-name="Standard" style:list-style-name="L5">
      <style:text-properties officeooo:rsid="0005121a" officeooo:paragraph-rsid="00085f08"/>
    </style:style>
    <style:style style:name="P61" style:family="paragraph" style:parent-style-name="Standard" style:list-style-name="L5">
      <style:text-properties officeooo:rsid="00085f08" officeooo:paragraph-rsid="00085f08"/>
    </style:style>
    <style:style style:name="P62" style:family="paragraph" style:parent-style-name="Standard" style:list-style-name="L6">
      <style:text-properties officeooo:rsid="00085f08" officeooo:paragraph-rsid="00085f08"/>
    </style:style>
    <style:style style:name="P63" style:family="paragraph" style:parent-style-name="Standard" style:list-style-name="L9">
      <style:text-properties officeooo:rsid="00085f08" officeooo:paragraph-rsid="00085f08"/>
    </style:style>
    <style:style style:name="P64" style:family="paragraph" style:parent-style-name="Standard" style:list-style-name="L10">
      <style:text-properties officeooo:rsid="00085f08" officeooo:paragraph-rsid="00085f08"/>
    </style:style>
    <style:style style:name="P65" style:family="paragraph" style:parent-style-name="Standard" style:list-style-name="L11">
      <style:text-properties officeooo:rsid="00085f08" officeooo:paragraph-rsid="00085f08"/>
    </style:style>
    <style:style style:name="P66" style:family="paragraph" style:parent-style-name="Standard" style:list-style-name="L6">
      <style:text-properties officeooo:rsid="0006ada9" officeooo:paragraph-rsid="00085f08"/>
    </style:style>
    <style:style style:name="P67" style:family="paragraph" style:parent-style-name="Standard" style:list-style-name="L6">
      <style:text-properties officeooo:rsid="0007e963" officeooo:paragraph-rsid="00085f08"/>
    </style:style>
    <style:style style:name="P68" style:family="paragraph" style:parent-style-name="Standard" style:list-style-name="L7">
      <style:text-properties officeooo:rsid="0007e963" officeooo:paragraph-rsid="00085f08"/>
    </style:style>
    <style:style style:name="P69" style:family="paragraph" style:parent-style-name="Standard" style:list-style-name="L7">
      <style:text-properties officeooo:rsid="0007e963" officeooo:paragraph-rsid="0007e963"/>
    </style:style>
    <style:style style:name="P70" style:family="paragraph" style:parent-style-name="Standard" style:list-style-name="L8">
      <style:text-properties officeooo:rsid="0007e963" officeooo:paragraph-rsid="00085f08"/>
    </style:style>
    <style:style style:name="P71" style:family="paragraph" style:parent-style-name="Standard" style:list-style-name="L9">
      <style:text-properties officeooo:rsid="0007e963" officeooo:paragraph-rsid="00085f08"/>
    </style:style>
    <style:style style:name="P72" style:family="paragraph" style:parent-style-name="Standard" style:list-style-name="L11">
      <style:text-properties officeooo:rsid="000975b3" officeooo:paragraph-rsid="000975b3"/>
    </style:style>
    <style:style style:name="P73" style:family="paragraph" style:parent-style-name="Standard" style:list-style-name="L12">
      <style:text-properties officeooo:rsid="000975b3" officeooo:paragraph-rsid="000975b3"/>
    </style:style>
    <style:style style:name="P74" style:family="paragraph" style:parent-style-name="Standard" style:list-style-name="L12">
      <style:text-properties officeooo:rsid="000a60c9" officeooo:paragraph-rsid="000a60c9"/>
    </style:style>
    <style:style style:name="P75" style:family="paragraph" style:parent-style-name="Standard" style:list-style-name="L12">
      <style:text-properties officeooo:rsid="000b7075" officeooo:paragraph-rsid="000b7075"/>
    </style:style>
    <style:style style:name="P76" style:family="paragraph" style:parent-style-name="Standard" style:list-style-name="L12">
      <style:text-properties officeooo:rsid="000d450f" officeooo:paragraph-rsid="000d450f"/>
    </style:style>
    <style:style style:name="P77" style:family="paragraph" style:parent-style-name="Standard" style:list-style-name="L12">
      <style:text-properties officeooo:rsid="000dd1d4" officeooo:paragraph-rsid="000dd1d4"/>
    </style:style>
    <style:style style:name="P78" style:family="paragraph" style:parent-style-name="Standard" style:list-style-name="L12">
      <style:text-properties officeooo:rsid="000bca92" officeooo:paragraph-rsid="000bca92"/>
    </style:style>
    <style:style style:name="P79" style:family="paragraph" style:parent-style-name="Standard" style:list-style-name="L12">
      <style:text-properties officeooo:rsid="000e392c" officeooo:paragraph-rsid="000e392c"/>
    </style:style>
    <style:style style:name="P80" style:family="paragraph" style:parent-style-name="Standard" style:list-style-name="L13">
      <style:text-properties officeooo:rsid="00144935" officeooo:paragraph-rsid="00144935"/>
    </style:style>
    <style:style style:name="P81" style:family="paragraph" style:parent-style-name="Standard" style:list-style-name="L13">
      <style:text-properties officeooo:rsid="00149e1e" officeooo:paragraph-rsid="00149e1e"/>
    </style:style>
    <style:style style:name="P82" style:family="paragraph" style:parent-style-name="Standard" style:list-style-name="L17">
      <style:text-properties officeooo:rsid="002f2cfa" officeooo:paragraph-rsid="002f2cfa"/>
    </style:style>
    <style:style style:name="P83" style:family="paragraph" style:parent-style-name="Standard">
      <style:text-properties officeooo:rsid="002f2cfa" officeooo:paragraph-rsid="002f2cfa"/>
    </style:style>
    <style:style style:name="P84" style:family="paragraph" style:parent-style-name="Standard" style:list-style-name="L17">
      <style:text-properties officeooo:rsid="00302919" officeooo:paragraph-rsid="00302919"/>
    </style:style>
    <style:style style:name="P85" style:family="paragraph" style:parent-style-name="Standard">
      <style:text-properties officeooo:rsid="00302919" officeooo:paragraph-rsid="00302919"/>
    </style:style>
    <style:style style:name="P86" style:family="paragraph" style:parent-style-name="Standard">
      <style:text-properties fo:font-weight="bold" officeooo:rsid="00302919" officeooo:paragraph-rsid="00302919" style:font-weight-asian="bold" style:font-weight-complex="bold"/>
    </style:style>
    <style:style style:name="T1" style:family="text">
      <style:text-properties officeooo:rsid="0006ada9"/>
    </style:style>
    <style:style style:name="T2" style:family="text">
      <style:text-properties officeooo:rsid="00085f08"/>
    </style:style>
    <style:style style:name="T3" style:family="text">
      <style:text-properties officeooo:rsid="00129da2"/>
    </style:style>
    <style:style style:name="T4" style:family="text">
      <style:text-properties officeooo:rsid="00144935"/>
    </style:style>
    <style:style style:name="T5" style:family="text">
      <style:text-properties officeooo:rsid="0016a75a"/>
    </style:style>
    <style:style style:name="T6" style:family="text">
      <style:text-properties officeooo:rsid="0017ff12"/>
    </style:style>
    <style:style style:name="T7" style:family="text">
      <style:text-properties officeooo:rsid="001d1443"/>
    </style:style>
    <style:style style:name="T8" style:family="text">
      <style:text-properties officeooo:rsid="00244afa"/>
    </style:style>
    <style:style style:name="T9" style:family="text">
      <style:text-properties officeooo:rsid="0024a22d"/>
    </style:style>
    <style:style style:name="T10" style:family="text">
      <style:text-properties officeooo:rsid="00273ce5"/>
    </style:style>
    <style:style style:name="T11" style:family="text">
      <style:text-properties officeooo:rsid="002dde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cture 01 – Introduction</text:p>
      <text:p text:style-name="P13"/>
      <text:p text:style-name="P19">Why Language?</text:p>
      <text:list xml:id="list398245436575240279" text:style-name="L1">
        <text:list-item>
          <text:p text:style-name="P31">Everybody uses Language to communicate</text:p>
        </text:list-item>
        <text:list-item>
          <text:p text:style-name="P31">Information and Knowledge is encoded in text</text:p>
        </text:list-item>
      </text:list>
      <text:p text:style-name="P19"/>
      <text:p text:style-name="P20">Applications for Language Processing</text:p>
      <text:list xml:id="list3710213629934929422" text:style-name="L2">
        <text:list-item>
          <text:p text:style-name="P32">Text-To-Speech Assistants (Siri, Google Assistant etc)</text:p>
        </text:list-item>
        <text:list-item>
          <text:p text:style-name="P32">Übersetzer</text:p>
        </text:list-item>
        <text:list-item>
          <text:p text:style-name="P32">Frage-Antwort Systeme</text:p>
        </text:list-item>
        <text:list-item>
          <text:p text:style-name="P32">Chatbots</text:p>
        </text:list-item>
      </text:list>
      <text:p text:style-name="P1"/>
      <text:p text:style-name="P2">Getting Started with NLTK</text:p>
      <text:list xml:id="list7763074370687858143" text:style-name="L3">
        <text:list-item>
          <text:p text:style-name="P58">Importieren der Bibliothek</text:p>
          <text:list>
            <text:list-item>
              <text:p text:style-name="P58">import nltk</text:p>
            </text:list-item>
          </text:list>
        </text:list-item>
        <text:list-item>
          <text:p text:style-name="P58">Hinzufügen von Packages </text:p>
          <text:list>
            <text:list-item>
              <text:p text:style-name="P58">nltk.download()</text:p>
            </text:list-item>
          </text:list>
        </text:list-item>
        <text:list-item>
          <text:p text:style-name="P58">Einbinden der Buchbibliothek</text:p>
          <text:list>
            <text:list-item>
              <text:p text:style-name="P58">from nltk.book import *</text:p>
            </text:list-item>
          </text:list>
        </text:list-item>
        <text:list-item>
          <text:p text:style-name="P58">Texte kann man wie <text:span text:style-name="T1">Wortlisten</text:span> behandeln</text:p>
          <text:list>
            <text:list-item>
              <text:p text:style-name="P58">len(text), text[<text:span text:style-name="T1">index</text:span>], print(text)</text:p>
            </text:list-item>
          </text:list>
        </text:list-item>
      </text:list>
      <text:p text:style-name="P2"/>
      <text:p text:style-name="P2">Searching in Text:</text:p>
      <text:list xml:id="list6880414884697503085" text:style-name="L4">
        <text:list-item>
          <text:p text:style-name="P59">Erscheinen von Wörtern in ihrem Kontext</text:p>
          <text:list>
            <text:list-item>
              <text:p text:style-name="P59">text.concordance(<text:span text:style-name="T2">word</text:span>)</text:p>
            </text:list-item>
          </text:list>
        </text:list-item>
        <text:list-item>
          <text:p text:style-name="P59">Finden von Wörtern die im selben Kontext genutzt werden</text:p>
          <text:list>
            <text:list-item>
              <text:p text:style-name="P59">text.similar(<text:span text:style-name="T2">word</text:span>)</text:p>
            </text:list-item>
          </text:list>
        </text:list-item>
        <text:list-item>
          <text:p text:style-name="P59">Gemeinsamen Kontext zweiter Wörter finden </text:p>
          <text:list>
            <text:list-item>
              <text:p text:style-name="P59">text.common_context([<text:span text:style-name="T2">word1</text:span>, <text:span text:style-name="T2">word2</text:span>])</text:p>
            </text:list-item>
          </text:list>
        </text:list-item>
        <text:list-item>
          <text:p text:style-name="P59">Erscheinen von Wörtern an Stelle von Text plotten</text:p>
          <text:list>
            <text:list-item>
              <text:p text:style-name="P59">text.dispersion_plot(<text:span text:style-name="T2">list_of_words</text:span>)</text:p>
            </text:list-item>
          </text:list>
        </text:list-item>
      </text:list>
      <text:p text:style-name="P2"/>
      <text:p text:style-name="P2">Counting Vocabulary:</text:p>
      <text:list xml:id="list8846357601447055290" text:style-name="L5">
        <text:list-item>
          <text:p text:style-name="P60">Länge von Text filtern</text:p>
          <text:list>
            <text:list-item>
              <text:p text:style-name="P60">len(text)</text:p>
            </text:list-item>
          </text:list>
        </text:list-item>
        <text:list-item>
          <text:p text:style-name="P60">Menge aller verschiedener Wörter eines Textes</text:p>
          <text:list>
            <text:list-item>
              <text:p text:style-name="P60">set(text)</text:p>
            </text:list-item>
          </text:list>
        </text:list-item>
        <text:list-item>
          <text:p text:style-name="P60">Alphabetische Sortierung von Wortmengen</text:p>
          <text:list>
            <text:list-item>
              <text:p text:style-name="P60">sorted(set(text))</text:p>
            </text:list-item>
          </text:list>
        </text:list-item>
        <text:list-item>
          <text:p text:style-name="P60">Lexikalische Diversität prüfen</text:p>
          <text:list>
            <text:list-item>
              <text:p text:style-name="P60">len(set(text)) / len(text)</text:p>
            </text:list-item>
            <text:list-item>
              <text:p text:style-name="P60">Je kleiner desto schlechter</text:p>
            </text:list-item>
            <text:list-item>
              <text:p text:style-name="P61">Drückt aus wie sehr unterschiedliche Wörter verwendet wurden</text:p>
            </text:list-item>
          </text:list>
        </text:list-item>
        <text:list-item>
          <text:p text:style-name="P60">Prozentualer Anteil eines Wortes in einem Text</text:p>
          <text:list>
            <text:list-item>
              <text:p text:style-name="P60">100 * text.count(“Wort”) / len(text)</text:p>
            </text:list-item>
          </text:list>
        </text:list-item>
      </text:list>
      <text:p text:style-name="P3"/>
      <text:p text:style-name="P3"><text:s/><text:span text:style-name="T1">Texts as List of Words:</text:span></text:p>
      <text:list xml:id="list4742030110679134734" text:style-name="L6">
        <text:list-item>
          <text:p text:style-name="P66">Länge einer Liste</text:p>
          <text:list>
            <text:list-item>
              <text:p text:style-name="P66">len(list)</text:p>
            </text:list-item>
          </text:list>
        </text:list-item>
        <text:list-item>
          <text:p text:style-name="P66"><text:soft-page-break/>Konkatenieren von zwei Listen</text:p>
          <text:list>
            <text:list-item>
              <text:p text:style-name="P66">list1 + list2</text:p>
            </text:list-item>
          </text:list>
        </text:list-item>
        <text:list-item>
          <text:p text:style-name="P66">Anhängen von Wörtern an Listen</text:p>
          <text:list>
            <text:list-item>
              <text:p text:style-name="P66">list.append(<text:span text:style-name="T2">word</text:span>)</text:p>
            </text:list-item>
          </text:list>
        </text:list-item>
        <text:list-item>
          <text:p text:style-name="P66">Auf Listenindex zugreifen</text:p>
          <text:list>
            <text:list-item>
              <text:p text:style-name="P66">list[index]</text:p>
            </text:list-item>
          </text:list>
        </text:list-item>
        <text:list-item>
          <text:p text:style-name="P66">Index von Element finden</text:p>
          <text:list>
            <text:list-item>
              <text:p text:style-name="P66">list.index(<text:span text:style-name="T2">word)</text:span></text:p>
            </text:list-item>
          </text:list>
        </text:list-item>
      </text:list>
      <text:p text:style-name="P4"/>
      <text:p text:style-name="P4"/>
      <text:list xml:id="list155050763792093" text:continue-numbering="true" text:style-name="L6">
        <text:list-item>
          <text:p text:style-name="P66">Slicen von Listen</text:p>
          <text:list>
            <text:list-item>
              <text:p text:style-name="P66">list[index1:index2]</text:p>
            </text:list-item>
            <text:list-item>
              <text:p text:style-name="P66">index1: inklusiv, index2 exklusiv</text:p>
            </text:list-item>
          </text:list>
        </text:list-item>
        <text:list-item>
          <text:p text:style-name="P67">Slicen mit Anfang oder Ende der Liste</text:p>
          <text:list>
            <text:list-item>
              <text:p text:style-name="P67">list[:index2], list[index1:]</text:p>
            </text:list-item>
          </text:list>
        </text:list-item>
        <text:list-item>
          <text:p text:style-name="P67">Slicebereich editieren</text:p>
          <text:list>
            <text:list-item>
              <text:p text:style-name="P67">list1[index1:index2] = list2</text:p>
            </text:list-item>
            <text:list-item>
              <text:p text:style-name="P62">Missachten Größe des Bereiches, kompletter Bereich geht verloren</text:p>
            </text:list-item>
          </text:list>
        </text:list-item>
        <text:list-item>
          <text:p text:style-name="P67">Slicen beginnend vom Ende der Liste</text:p>
          <text:list>
            <text:list-item>
              <text:p text:style-name="P67">list[-2:] → Die letzten beiden Elemente</text:p>
            </text:list-item>
          </text:list>
        </text:list-item>
      </text:list>
      <text:p text:style-name="P5"/>
      <text:p text:style-name="P5">Computing with Language:</text:p>
      <text:list xml:id="list6034036052376082495" text:style-name="L7">
        <text:list-item>
          <text:p text:style-name="P68">Häufigkeitsverteilung über Listenelemente</text:p>
          <text:list>
            <text:list-item>
              <text:p text:style-name="P68">fdist = nltk.FreqDist(list)</text:p>
            </text:list-item>
          </text:list>
        </text:list-item>
        <text:list-item>
          <text:p text:style-name="P68">Anzeigen der häufigsten Elemente</text:p>
          <text:list>
            <text:list-item>
              <text:p text:style-name="P68">fdist.most_common(x)</text:p>
            </text:list-item>
          </text:list>
        </text:list-item>
        <text:list-item>
          <text:p text:style-name="P68">Anzahl von Vorkommen in Liste prüfen</text:p>
          <text:list>
            <text:list-item>
              <text:p text:style-name="P68">fdist[<text:span text:style-name="T2">word</text:span>]</text:p>
            </text:list-item>
          </text:list>
        </text:list-item>
        <text:list-item>
          <text:p text:style-name="P68">Kumulativen Plot von Häufigkeit</text:p>
          <text:list>
            <text:list-item>
              <text:p text:style-name="P68">fdist.plot(x, cumulative=True)</text:p>
            </text:list-item>
          </text:list>
        </text:list-item>
        <text:list-item>
          <text:p text:style-name="P69">Problem: Die meisten Vorkommen haben meist Satzzeichen und Bindewörter, welche nicht viele Informationen über Texte enthalten</text:p>
        </text:list-item>
      </text:list>
      <text:p text:style-name="P5"/>
      <text:p text:style-name="P5">Fine Grained Selection of Words:</text:p>
      <text:list xml:id="list5981577449410012628" text:style-name="L8">
        <text:list-item>
          <text:p text:style-name="P70">Filtern von Wörtern ab einer gewissen Länge</text:p>
          <text:list>
            <text:list-item>
              <text:p text:style-name="P70">words = [w for w in set(text) if len(w) &gt; 15]</text:p>
            </text:list-item>
          </text:list>
        </text:list-item>
        <text:list-item>
          <text:p text:style-name="P70">Filtern von längeren Wörtern mit einem bestimmten Mindesvorkommen</text:p>
          <text:list>
            <text:list-item>
              <text:p text:style-name="P70">words = [w for w in set(text) if len(w) &gt; 7 and fdist[w] &gt; <text:span text:style-name="T2">7]</text:span></text:p>
            </text:list-item>
          </text:list>
        </text:list-item>
      </text:list>
      <text:p text:style-name="P5"/>
      <text:p text:style-name="P5">Collocations and Bigrams:</text:p>
      <text:list xml:id="list1622604649012577716" text:style-name="L9">
        <text:list-item>
          <text:p text:style-name="P71">Collocation: Sequenz von Wörtern, die ungewöhnlich oft vorkommt</text:p>
          <text:list>
            <text:list-item>
              <text:p text:style-name="P63">text.collocations()</text:p>
            </text:list-item>
          </text:list>
        </text:list-item>
        <text:list-item>
          <text:p text:style-name="P63">Bigrams: Alle Zweier-Wortpaare in einem Text</text:p>
          <text:list>
            <text:list-item>
              <text:p text:style-name="P63">nltk.bigrams(list_of_words)</text:p>
            </text:list-item>
          </text:list>
        </text:list-item>
        <text:list-item>
          <text:p text:style-name="P63">Um gute Collocations zu finden, braucht man eine große Menge an Text als Daten</text:p>
        </text:list-item>
      </text:list>
      <text:p text:style-name="P7"/>
      <text:p text:style-name="P7">Counting other Things:</text:p>
      <text:list xml:id="list2068885908572151022" text:style-name="L10">
        <text:list-item>
          <text:p text:style-name="P64">Zählen von Wortlängen</text:p>
          <text:list>
            <text:list-item>
              <text:p text:style-name="P64">fdist = nltk.FreqDist(len(w) for w in text1)</text:p>
            </text:list-item>
            <text:list-item>
              <text:p text:style-name="P64"><text:soft-page-break/>Prozentuales Vorkommen einer Wortlänge</text:p>
              <text:list>
                <text:list-item>
                  <text:p text:style-name="P64">fdist.freq(3)</text:p>
                </text:list-item>
              </text:list>
            </text:list-item>
          </text:list>
        </text:list-item>
      </text:list>
      <text:p text:style-name="P7"/>
      <text:p text:style-name="P7">Summerized functions of FreqDist:</text:p>
      <text:list xml:id="list2976237145764685638" text:style-name="L11">
        <text:list-item>
          <text:p text:style-name="P65">fdist[sample] += 1 → Erhöhen eines Eintrages</text:p>
        </text:list-item>
        <text:list-item>
          <text:p text:style-name="P65">fdist[word] → Absolute Häufigkeit eines Wortes</text:p>
        </text:list-item>
        <text:list-item>
          <text:p text:style-name="P65">fdist.freq[word] → Prozentuale Häufigkeit eines Wortes</text:p>
        </text:list-item>
        <text:list-item>
          <text:p text:style-name="P65">fdist.N() → Anzahl aller Einträge</text:p>
        </text:list-item>
        <text:list-item>
          <text:p text:style-name="P65">fdist.most_common(x) → Anzeigen der x häufigsten Elemente</text:p>
        </text:list-item>
        <text:list-item>
          <text:p text:style-name="P65">for sample in fdist → Iterieren über alle Einträge</text:p>
        </text:list-item>
        <text:list-item>
          <text:p text:style-name="P65">fdist.max() → Finden des größten Eintrages</text:p>
        </text:list-item>
        <text:list-item>
          <text:p text:style-name="P65">fdist.tabulate() → Tabelle der Häufigkeitsverteilung</text:p>
        </text:list-item>
        <text:list-item>
          <text:p text:style-name="P65">fdist.plot() → Graphische Darstellung der Häufigkeitsverteilung</text:p>
        </text:list-item>
        <text:list-item>
          <text:p text:style-name="P65">fdist1 |= fdist2 → Aktualisiert die Einträge von fdist1 mit denen von fdist2</text:p>
        </text:list-item>
        <text:list-item>
          <text:p text:style-name="P72">fdist1 &lt; fdist2 → Testet ob Elemente aus fdist1 seltener auftreten als die von fdist2</text:p>
        </text:list-item>
      </text:list>
      <text:p text:style-name="P8"/>
      <text:p text:style-name="P8">Automatic Natural Language Understanding</text:p>
      <text:list xml:id="list6306865719448864054" text:style-name="L12">
        <text:list-item>
          <text:p text:style-name="P73">Großes Problem von NLP ist die Mehrdeutigkeit des Sinnes, jenachdem in welchem Kontext Wörte<text:span text:style-name="T3">r</text:span> geschrieben werden</text:p>
          <text:list>
            <text:list-item>
              <text:p text:style-name="P73">serve: help with food / hold an office / put ball into play</text:p>
            </text:list-item>
            <text:list-item>
              <text:p text:style-name="P73">dish: plate / course of a meal / communications device</text:p>
            </text:list-item>
            <text:list-item>
              <text:p text:style-name="P73">The lost children were found by the searchers/mountain/afternoon</text:p>
              <text:list>
                <text:list-item>
                  <text:p text:style-name="P73">by beschreibt eine Person/Lokalität/Zeit</text:p>
                </text:list-item>
              </text:list>
            </text:list-item>
          </text:list>
        </text:list-item>
        <text:list-item>
          <text:p text:style-name="P73">Auflösung und Zugehörigkeit von Pronomen</text:p>
          <text:list>
            <text:list-item>
              <text:p text:style-name="P73">The thieves stole the paintings. They were subsequently found</text:p>
              <text:list>
                <text:list-item>
                  <text:p text:style-name="P73">Auf wen ist “they” bezogen, die Diebe oder die Gemälde</text:p>
                </text:list-item>
              </text:list>
            </text:list-item>
          </text:list>
        </text:list-item>
        <text:list-item>
          <text:p text:style-name="P74">Automatische Sprachauskunft ist ein weiterer Schritt</text:p>
          <text:list>
            <text:list-item>
              <text:p text:style-name="P75">Anfragen müssen verarbeitet und verstanden werden</text:p>
            </text:list-item>
            <text:list-item>
              <text:p text:style-name="P75">Antworten müssen zusammengestellt und geformt werden</text:p>
            </text:list-item>
            <text:list-item>
              <text:p text:style-name="P75">Antwort muss verständlich (Text oder Sprache) ausgegeben werden</text:p>
            </text:list-item>
          </text:list>
        </text:list-item>
        <text:list-item>
          <text:p text:style-name="P75">Machine Translation</text:p>
          <text:list>
            <text:list-item>
              <text:p text:style-name="P76">Kontext und Inhalt des Textest müssen in jeder Sprache erhalten bleiben</text:p>
            </text:list-item>
            <text:list-item>
              <text:p text:style-name="P77">Manche Wörter haben mehrere Übersetzungsmöglichkeiten, abhängig vom Kontext und dem Gebrauch</text:p>
            </text:list-item>
            <text:list-item>
              <text:p text:style-name="P77">Grammatikalische Strukturen unterscheiden sich in einzelnen Sprachen, die Wortstruktur darf nicht verloren gehen</text:p>
              <text:list>
                <text:list-item>
                  <text:p text:style-name="P77">Wird mit großen Datenmengen aus vielen Texten und Schriften aus mehreren Sprachen gelöst → Text alignment</text:p>
                </text:list-item>
              </text:list>
            </text:list-item>
            <text:list-item>
              <text:p text:style-name="P78">Pronomen haben auf verschiedenen Sprachen verschiedene Geschlechter</text:p>
              <text:list>
                <text:list-item>
                  <text:p text:style-name="P78">Wahl des Geschlechts kann den Kontext beeinflussen</text:p>
                </text:list-item>
              </text:list>
            </text:list-item>
          </text:list>
        </text:list-item>
        <text:list-item>
          <text:p text:style-name="P77">Spoken Dialogue Systems</text:p>
          <text:list>
            <text:list-item>
              <text:p text:style-name="P77">Sprachanalyse → Lexikalische Analyse → Kontexterkennung → Antwort planen → Syntaxrealisierung → Sprachsynthese</text:p>
            </text:list-item>
            <text:list-item>
              <text:p text:style-name="P77">Ziel ist Bestehen des Turing Tests → Erkennt der Mensch die künstliche Sprache?</text:p>
            </text:list-item>
            <text:list-item>
              <text:p text:style-name="P77">Umgangssprachliche Ausdrücke müssen erkannt und richtig darauf reagiert werden.</text:p>
            </text:list-item>
          </text:list>
        </text:list-item>
      </text:list>
      <text:p text:style-name="P12"/>
      <text:list xml:id="list155051602885613" text:continue-numbering="true" text:style-name="L12">
        <text:list-item>
          <text:p text:style-name="P79">Textual Entailment</text:p>
          <text:list>
            <text:list-item>
              <text:p text:style-name="P79">Beschreibt die Modellierung von Folgerungsbeziehungen in der Sprachen<text:tab/></text:p>
              <text:list>
                <text:list-item>
                  <text:p text:style-name="P79">Binäre Relationen zwischen zwei Objekten</text:p>
                </text:list-item>
              </text:list>
            </text:list-item>
            <text:list-item>
              <text:p text:style-name="P79"><text:soft-page-break/>Ein Satz wird gelesen und es wird eine Hypothese aufgestellt:</text:p>
              <text:list>
                <text:list-item>
                  <text:p text:style-name="P79">Durch den Klimawandel schmilzt immer mehr Eis in der Arktis</text:p>
                  <text:list>
                    <text:list-item>
                      <text:p text:style-name="P79">HYPOTHESE: Die Arktis wird immer wärm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9">Limitations of NLP</text:p>
          <text:list>
            <text:list-item>
              <text:p text:style-name="P79">NL Systeme können immer noch nicht robust die menschliche natürlich Sprache erkennen und wiedergeben</text:p>
            </text:list-item>
            <text:list-item>
              <text:p text:style-name="P79">Schwere KI Probleme müssen noch gelöst werden</text:p>
            </text:list-item>
            <text:list-item>
              <text:p text:style-name="P79">Verständnis für die Sprache ist bereits da, Computer können uns verstehen, allerdings nicht menschlich wiedergeben oder umsetzen</text:p>
            </text:list-item>
          </text:list>
        </text:list-item>
      </text:list>
      <text:p text:style-name="P9"/>
      <text:p text:style-name="P9"/>
      <text:p text:style-name="P14">Lecture 02 – <text:span text:style-name="T4">Text Analysis in Python</text:span></text:p>
      <text:p text:style-name="P14"/>
      <text:list xml:id="list8554463971570733839" text:style-name="L13">
        <text:list-item>
          <text:p text:style-name="P33">Big Problem in NLP</text:p>
          <text:list>
            <text:list-item>
              <text:p text:style-name="P33">Texte können sehr unterschiedlich sein, vom Stil her</text:p>
              <text:list>
                <text:list-item>
                  <text:p text:style-name="P33">Dokumentationen, Romane, Gedichte, Anleitungen</text:p>
                </text:list-item>
              </text:list>
            </text:list-item>
          </text:list>
        </text:list-item>
      </text:list>
      <text:p text:style-name="P10"/>
      <text:list xml:id="list155051762336878" text:continue-numbering="true" text:style-name="L13">
        <text:list-item>
          <text:p text:style-name="P80">Form text into readable Structure</text:p>
          <text:list>
            <text:list-item>
              <text:p text:style-name="P80">Token → Sequenz von Buchstaben als einzelne Gruppe (Wörter, Zeichen)</text:p>
            </text:list-item>
            <text:list-item>
              <text:p text:style-name="P80">Type → Einzigartiges Token (Wort sind mehrere Tokens, aber nur ein Type)</text:p>
            </text:list-item>
            <text:list-item>
              <text:p text:style-name="P80">Lexical Diversity → Type-Token-Ratio → Vokabular des Textes</text:p>
            </text:list-item>
            <text:list-item>
              <text:p text:style-name="P81">Hapaxes → Wort welches nur einmal im Text vorkommt</text:p>
            </text:list-item>
            <text:list-item>
              <text:p text:style-name="P81">Collocation → Wortsequenz die zusammen ungewöhnlich oft vorkommt</text:p>
            </text:list-item>
          </text:list>
        </text:list-item>
      </text:list>
      <text:p text:style-name="P11"/>
      <text:list xml:id="list155052444402250" text:continue-numbering="true" text:style-name="L13">
        <text:list-item>
          <text:p text:style-name="P81">Why is text analysis useful</text:p>
          <text:list>
            <text:list-item>
              <text:p text:style-name="P81">Themen und Genre können klassifiziert werden</text:p>
              <text:list>
                <text:list-item>
                  <text:p text:style-name="P81">Hilft Textarten zu unterscheiden</text:p>
                </text:list-item>
              </text:list>
            </text:list-item>
            <text:list-item>
              <text:p text:style-name="P81">Zugehörigkeit von Autoren herausfinden</text:p>
              <text:list>
                <text:list-item>
                  <text:p text:style-name="P81">Autor Profile, Cybermobbing Detektion</text:p>
                </text:list-item>
              </text:list>
            </text:list-item>
            <text:list-item>
              <text:p text:style-name="P81">Lesbarkeit für Personen testen (FSK Check)</text:p>
            </text:list-item>
            <text:list-item>
              <text:p text:style-name="P81">Schreib Assistenz</text:p>
            </text:list-item>
          </text:list>
        </text:list-item>
      </text:list>
      <text:p text:style-name="P30"/>
      <text:p text:style-name="P15">Lecture 03 – Writing Structured Programs</text:p>
      <text:p text:style-name="P15"/>
      <text:list xml:id="list3883276240387180730" text:style-name="L14">
        <text:list-item>
          <text:p text:style-name="P34">Warum ist Programmstruktur wichtig?</text:p>
          <text:list>
            <text:list-item>
              <text:p text:style-name="P34">Lesbarkeit und Wartbarkeit des Codes fallen leichter</text:p>
            </text:list-item>
          </text:list>
        </text:list-item>
      </text:list>
      <text:p text:style-name="P21"/>
      <text:list xml:id="list155051537130059" text:continue-numbering="true" text:style-name="L14">
        <text:list-item>
          <text:p text:style-name="P34">Funktionen für mehr Struktur<text:tab/></text:p>
          <text:list>
            <text:list-item>
              <text:p text:style-name="P34">Effektiver Weg Code zu verpacken und wiederbenutzbar zu machen</text:p>
            </text:list-item>
            <text:list-item>
              <text:p text:style-name="P34">Gute Funktions- und Variablennamen machen Programme lesbarer</text:p>
            </text:list-item>
            <text:list-item>
              <text:p text:style-name="P34">Dokumentieren von Funktionen macht die Verwendung leichter</text:p>
            </text:list-item>
          </text:list>
        </text:list-item>
      </text:list>
      <text:p text:style-name="P21"/>
      <text:list xml:id="list155052012575286" text:continue-numbering="true" text:style-name="L14">
        <text:list-item>
          <text:p text:style-name="P35">Generator Expressions liefern schnelleren Code</text:p>
          <text:list>
            <text:list-item>
              <text:p text:style-name="P35">List Comprehension bildet erst die Liste und führt dann die Operation aus</text:p>
            </text:list-item>
            <text:list-item>
              <text:p text:style-name="P35">Generator Expression <text:span text:style-name="T5">übergeben der Funktion jedes Element zum direkten ausführen</text:span></text:p>
            </text:list-item>
          </text:list>
        </text:list-item>
      </text:list>
      <text:p text:style-name="P22"/>
      <text:list xml:id="list155051471815955" text:continue-numbering="true" text:style-name="L14">
        <text:list-item>
          <text:p text:style-name="P36">List-of-Tuples VS. Dictionaries</text:p>
          <text:list>
            <text:list-item>
              <text:p text:style-name="P36">Dictionaries vereinfachen Suche erheblich nach bestimmten Einträgen</text:p>
            </text:list-item>
            <text:list-item>
              <text:p text:style-name="P36"><text:soft-page-break/>Keys sind einzigartig, nicht mehrere möglich, Eintrag muss Liste sein bei Mehrdeutigkeit</text:p>
            </text:list-item>
            <text:list-item>
              <text:p text:style-name="P37">Default<text:span text:style-name="T6">D</text:span>ics mit Ints sind nützlich um Elemente zu zählen</text:p>
            </text:list-item>
            <text:list-item>
              <text:p text:style-name="P38">DefaultDics werden generell gerne zum Akkumulieren von Wörtern verwendet (Anagramme finden) → nltk.Index(…)</text:p>
              <text:list>
                <text:list-item>
                  <text:p text:style-name="P38">Beispiel: Invertieren von Dictionaries:</text:p>
                  <text:list>
                    <text:list-item>
                      <text:p text:style-name="P38">pos _I = nltk.Index((value, key) for (key, value) in pos.items())</text:p>
                    </text:list-item>
                  </text:list>
                </text:list-item>
                <text:list-item>
                  <text:p text:style-name="P38">Beispiel: Finden von Anagrammen:</text:p>
                  <text:list>
                    <text:list-item>
                      <text:p text:style-name="P38">anagrams = nltk.Index((‘’.join(sorted(w)), w) for w in words)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55050674002611" text:continue-numbering="true" text:style-name="L14">
        <text:list-item>
          <text:p text:style-name="P39">Wichtige Elemente strukturierter Programme</text:p>
          <text:list>
            <text:list-item>
              <text:p text:style-name="P39">Funktionen</text:p>
            </text:list-item>
            <text:list-item>
              <text:p text:style-name="P39">Lambda Ausdrücke</text:p>
            </text:list-item>
            <text:list-item>
              <text:p text:style-name="P39">Conditionals</text:p>
            </text:list-item>
            <text:list-item>
              <text:p text:style-name="P39">Sequences</text:p>
            </text:list-item>
            <text:list-item>
              <text:p text:style-name="P39">Dictionaries and Mappings</text:p>
            </text:list-item>
          </text:list>
        </text:list-item>
      </text:list>
      <text:p text:style-name="P24"/>
      <text:list xml:id="list155051963578183" text:continue-numbering="true" text:style-name="L14">
        <text:list-item>
          <text:p text:style-name="P39">Why is it useful?</text:p>
          <text:list>
            <text:list-item>
              <text:p text:style-name="P39">Programme und Bibliotheken sollen für die Öffentlichkeit geschrieben werden und für den späteren Gebrauch</text:p>
            </text:list-item>
            <text:list-item>
              <text:p text:style-name="P39">Wiederbenutzbare Teile und Code vereinfachen die Arbeit</text:p>
            </text:list-item>
            <text:list-item>
              <text:p text:style-name="P39">Reproduzierbare Ergebnisse</text:p>
            </text:list-item>
          </text:list>
        </text:list-item>
      </text:list>
      <text:p text:style-name="P24"/>
      <text:p text:style-name="P16">Lecture 04 – Accessing Text Corpora</text:p>
      <text:p text:style-name="P16"/>
      <text:list xml:id="list1267391397404751954" text:style-name="L15">
        <text:list-item>
          <text:p text:style-name="P40">NLTK stellt einige nützliche Text Corpora zur Textanalyse (Große Textmengen)</text:p>
          <text:list>
            <text:list-item>
              <text:p text:style-name="P40">Werden mit einem bestimmten Ziel designed</text:p>
              <text:list>
                <text:list-item>
                  <text:p text:style-name="P40">Material in einem oder mehreren Genres (Breit gefächert)</text:p>
                </text:list-item>
              </text:list>
            </text:list-item>
            <text:list-item>
              <text:p text:style-name="P40">Corpus teilt sich immer in Textblöcke(words, sents) und Fileids auf</text:p>
              <text:list>
                <text:list-item>
                  <text:p text:style-name="P40">Lassen sich wie Listen mit Wörtern behandeln</text:p>
                </text:list-item>
              </text:list>
            </text:list-item>
            <text:list-item>
              <text:p text:style-name="P40">Gutenberg Corpus</text:p>
              <text:list>
                <text:list-item>
                  <text:p text:style-name="P40">nltk.corpus.gutenberg…</text:p>
                </text:list-item>
                <text:list-item>
                  <text:p text:style-name="P41">Sammlung von Romanen</text:p>
                </text:list-item>
              </text:list>
            </text:list-item>
            <text:list-item>
              <text:p text:style-name="P40">Webtext</text:p>
              <text:list>
                <text:list-item>
                  <text:p text:style-name="P40">Corpus mit Chattexten und Forumseinträgen(Umgangssprache und Kürzel)</text:p>
                </text:list-item>
              </text:list>
            </text:list-item>
            <text:list-item>
              <text:p text:style-name="P41">Brown Corpus</text:p>
              <text:list>
                <text:list-item>
                  <text:p text:style-name="P41">Viele Texte aus vielen verschiedenen Genres (Englisch)</text:p>
                </text:list-item>
                <text:list-item>
                  <text:p text:style-name="P41">Aufgeteilt in categories → brown.categories()</text:p>
                </text:list-item>
                <text:list-item>
                  <text:p text:style-name="P41">Textzugriff via Kategorie: brown.words(categories=’news’)</text:p>
                </text:list-item>
                <text:list-item>
                  <text:p text:style-name="P41">Textzugriff via Fileids →<text:span text:style-name="T7"> </text:span>brown.words(fileids=[‘cg22’])</text:p>
                </text:list-item>
                <text:list-item>
                  <text:p text:style-name="P42">Sätze via Kategorien → brown.sents(categories=[‘news’, ‘editorial’])</text:p>
                </text:list-item>
                <text:list-item>
                  <text:p text:style-name="P42">Eine Kategorie pro Dokument</text:p>
                </text:list-item>
              </text:list>
            </text:list-item>
            <text:list-item>
              <text:p text:style-name="P42">Reuters Corpus</text:p>
              <text:list>
                <text:list-item>
                  <text:p text:style-name="P42">Besteht aus News Dokumenten</text:p>
                </text:list-item>
                <text:list-item>
                  <text:p text:style-name="P42">Gruppiert in Trainings- und Testsets</text:p>
                </text:list-item>
                <text:list-item>
                  <text:p text:style-name="P42">Mehrere Kategorien pro Dokument</text:p>
                </text:list-item>
              </text:list>
            </text:list-item>
            <text:list-item>
              <text:p text:style-name="P42">Verschiedene Corpora haben verschiedene Eigenschaften</text:p>
              <text:list>
                <text:list-item>
                  <text:p text:style-name="P42">isolated: Einfache Sammlung von Texten</text:p>
                </text:list-item>
                <text:list-item>
                  <text:p text:style-name="P42">categorized: Jeder Text gehört zu einer Kategorie</text:p>
                </text:list-item>
                <text:list-item>
                  <text:p text:style-name="P42"><text:soft-page-break/>overlapping: Jeder Text gehört zu einer oder mehreren Kategorien</text:p>
                </text:list-item>
                <text:list-item>
                  <text:p text:style-name="P42">temporal: Sprachnutzung über einen Zeitraum (Präsidentenreden) </text:p>
                </text:list-item>
              </text:list>
            </text:list-item>
            <text:list-item>
              <text:p text:style-name="P42">Verschiedene Zugriffsmöglichkeiten</text:p>
              <text:list>
                <text:list-item>
                  <text:p text:style-name="P42">fileids() → Liste mit allen File-IDs</text:p>
                </text:list-item>
                <text:list-item>
                  <text:p text:style-name="P42">fileids([categories]) → Alle File-IDs die zu gegebenen Kategorien gehören</text:p>
                </text:list-item>
                <text:list-item>
                  <text:p text:style-name="P42">categories() → Liste mit allen Kategorien</text:p>
                </text:list-item>
                <text:list-item>
                  <text:p text:style-name="P42">categories([fileids]) → Alle Kategorien die zu gegebenen File-IDs gehören</text:p>
                </text:list-item>
                <text:list-item>
                  <text:p text:style-name="P42">raw() → Der rohe Inhalt des kompletten Corpus (Chars)</text:p>
                </text:list-item>
                <text:list-item>
                  <text:p text:style-name="P42">words() → Alle Wörter eines Corpus</text:p>
                </text:list-item>
                <text:list-item>
                  <text:p text:style-name="P42">words(fileids/categories) → Wörter gefiltert nach ID oder Kategorie</text:p>
                </text:list-item>
                <text:list-item>
                  <text:p text:style-name="P42">sents() → Alle Sätze eines Corpus</text:p>
                </text:list-item>
                <text:list-item>
                  <text:p text:style-name="P42">sents(fileids/categories) → Sätze gefiltert nach ID oder Kategorie</text:p>
                </text:list-item>
              </text:list>
            </text:list-item>
          </text:list>
        </text:list-item>
      </text:list>
      <text:p text:style-name="P25"/>
      <text:list xml:id="list155052299225257" text:continue-numbering="true" text:style-name="L15">
        <text:list-item>
          <text:p text:style-name="P42">Conditional Frequency Distribution</text:p>
          <text:list>
            <text:list-item>
              <text:p text:style-name="P42">Bildet mehrere Verteilungen mit verschiedenen Bedingungen</text:p>
            </text:list-item>
            <text:list-item>
              <text:p text:style-name="P43">Bekommt Pärchen aus Bedingungen und Events und zählt Events die die Bedingungen erfüllen</text:p>
            </text:list-item>
            <text:list-item>
              <text:p text:style-name="P43">Können tabellarisch dargestellt werden zur besseren Analyse</text:p>
              <text:list>
                <text:list-item>
                  <text:p text:style-name="P43">cfd.tabulate(conditions=[‘cond1’, ‘cond2’], samples=range(8), cumulative=True)</text:p>
                </text:list-item>
              </text:list>
            </text:list-item>
            <text:list-item>
              <text:p text:style-name="P43">Können dazu genutzt werden eine Bigram Tabelle zu bilden</text:p>
              <text:list>
                <text:list-item>
                  <text:p text:style-name="P43">Bigramme dienen als Input für die Verteilungen</text:p>
                </text:list-item>
                <text:list-item>
                  <text:p text:style-name="P43">So findet man wahrscheinliche Folgewörter für bestimmte Wörter</text:p>
                  <text:list>
                    <text:list-item>
                      <text:p text:style-name="P43">Wird in der Autocomplete Songs App verwendet</text:p>
                    </text:list-item>
                  </text:list>
                </text:list-item>
              </text:list>
            </text:list-item>
            <text:list-item>
              <text:p text:style-name="P43">Sehr effizient um Genres stilistisch miteinander zu vergleichen (Konjunktivtest)</text:p>
            </text:list-item>
            <text:list-item>
              <text:p text:style-name="P43">Kann Wortnutzung über die Zeit in selben Texten visualisieren (Präsidentenreden)</text:p>
            </text:list-item>
          </text:list>
        </text:list-item>
      </text:list>
      <text:p text:style-name="P6"/>
      <text:p text:style-name="P17">Lecture 05 – Lexical Ressources</text:p>
      <text:p text:style-name="P17"/>
      <text:list xml:id="list7434181149953546953" text:style-name="L16">
        <text:list-item>
          <text:p text:style-name="P44">Hauptproblem der Sprachanalyse stellt die Mehrdeutigkeit in der menschlichen Sprache dar</text:p>
          <text:list>
            <text:list-item>
              <text:p text:style-name="P44">Buchstabierung: color ↔ colour</text:p>
            </text:list-item>
            <text:list-item>
              <text:p text:style-name="P44">Aussprache: China ↔ Schina ↔ Kina</text:p>
            </text:list-item>
            <text:list-item>
              <text:p text:style-name="P44">Worttrennungen: Sommer-/Wintersemester</text:p>
            </text:list-item>
            <text:list-item>
              <text:p text:style-name="P44">Satzstellungen: He lives in Mulberry Dr. ↔ Dr- Watson left the room</text:p>
            </text:list-item>
            <text:list-item>
              <text:p text:style-name="P44">Bedeutung: Bank (Gebäude ↔ Sitzgelegenheit ↔ Insitution)</text:p>
            </text:list-item>
            <text:list-item>
              <text:p text:style-name="P44">Interpretation von Umgangssprache: Time flies like an arrow.</text:p>
              <text:p text:style-name="P44"/>
            </text:list-item>
          </text:list>
        </text:list-item>
        <text:list-item>
          <text:p text:style-name="P44">Homonyms → Wörter mit selber Buchstabierung aber verschiedener Bedeutung</text:p>
          <text:list>
            <text:list-item>
              <text:p text:style-name="P44">I saw the saw</text:p>
              <text:p text:style-name="P44"/>
            </text:list-item>
          </text:list>
        </text:list-item>
        <text:list-item>
          <text:p text:style-name="P44">Syntactic Ambiguity → Sätze können verschiedene Interpretationen haben</text:p>
          <text:list>
            <text:list-item>
              <text:p text:style-name="P44">I’m glad I’m a man, and so is Lola</text:p>
              <text:list>
                <text:list-item>
                  <text:p text:style-name="P44">Lola und ich sind beide froh, dass ich ein Mann bin</text:p>
                </text:list-item>
                <text:list-item>
                  <text:p text:style-name="P44">Ich bin froh, dass Lola und ich Männer sind</text:p>
                  <text:p text:style-name="P44"/>
                </text:list-item>
              </text:list>
            </text:list-item>
          </text:list>
        </text:list-item>
        <text:list-item>
          <text:p text:style-name="P45">Lexical Ressource → Sammlung von Wörtern mit dazugehörigen Informationen zum Text (Kategorie, Sinn, Bedeutung)</text:p>
          <text:list>
            <text:list-item>
              <text:p text:style-name="P45">Einfachste Form ist Liste mit Wörtern</text:p>
            </text:list-item>
            <text:list-item>
              <text:p text:style-name="P45">Anwendung in bei Themenwörtern (Biologie, Mathe)</text:p>
            </text:list-item>
            <text:list-item>
              <text:p text:style-name="P45">Bildet Basis Vokabular</text:p>
            </text:list-item>
            <text:list-item>
              <text:p text:style-name="P45"><text:soft-page-break/>Beispiel ist auch eine Liste mit Ortsnamen (Städte, Länder, Regionen)</text:p>
            </text:list-item>
            <text:list-item>
              <text:p text:style-name="P45">Bekannte Filterworte sind Stopwords (to, the, also)</text:p>
              <text:p text:style-name="P45"/>
            </text:list-item>
          </text:list>
        </text:list-item>
        <text:list-item>
          <text:p text:style-name="P45">Für Lexical Ressources gibt es eigene Corpora mit den Standard Zugriffsmethoden</text:p>
          <text:list>
            <text:list-item>
              <text:p text:style-name="P45">Nützlich um ungewöhnliche Wörter in einem Corpus zu finden</text:p>
            </text:list-item>
            <text:list-item>
              <text:p text:style-name="P46">Anwendung um Anteil von Stopwords in einem Text zu untersuchen</text:p>
            </text:list-item>
            <text:list-item>
              <text:p text:style-name="P46">Kann genutzt werden um ein Wortpuzzle zu lösen (Mit FreqDists)</text:p>
            </text:list-item>
            <text:list-item>
              <text:p text:style-name="P46">Kann zum Übersetzen von Wörtern benutzt werden (Swadesh Words)</text:p>
            </text:list-item>
            <text:list-item>
              <text:p text:style-name="P46">Verschiedene Sprachen können analysiert werden</text:p>
              <text:p text:style-name="P46"/>
            </text:list-item>
          </text:list>
        </text:list-item>
        <text:list-item>
          <text:p text:style-name="P46">Weitere große Herausforderung ist das Erkennen von gesprochener Sprache</text:p>
          <text:list>
            <text:list-item>
              <text:p text:style-name="P46">Mehrere Dialekte werden verwendet</text:p>
            </text:list-item>
            <text:list-item>
              <text:p text:style-name="P46">cmudict ist spezieller Corpus für solche Zwecke</text:p>
              <text:list>
                <text:list-item>
                  <text:p text:style-name="P46">Enthält Phonetisches Alphabet in mehreren Möglichkeiten</text:p>
                  <text:p text:style-name="P46"/>
                </text:list-item>
              </text:list>
            </text:list-item>
          </text:list>
        </text:list-item>
        <text:list-item>
          <text:p text:style-name="P46">Wordnet stellt Corpus mit Beziehungen der einzelnen Wörter</text:p>
          <text:list>
            <text:list-item>
              <text:p text:style-name="P46">wn.synsets(‘word’) → Liefert alle Synonyme von word als Synsetobjekt</text:p>
            </text:list-item>
            <text:list-item>
              <text:p text:style-name="P46">wn.synset(‘synset-obj’).lemma_names() → Gibt alle Synonyme als Wörterliste zurück</text:p>
            </text:list-item>
            <text:list-item>
              <text:p text:style-name="P46">Synsets sind hierarchisch verknüpft wie in einem Baum</text:p>
              <text:list>
                <text:list-item>
                  <text:p text:style-name="P46">Motor Vehicle → (Motorcar, Go-Kart, Truck): IS A – Beziehung</text:p>
                </text:list-item>
                <text:list-item>
                  <text:p text:style-name="P46">synset,hyponyms() → Liefert alle Kinder als Synset Objekte</text:p>
                </text:list-item>
                <text:list-item>
                  <text:p text:style-name="P46">synset.hypernyms() → Liefert alle Eltern als Synset Objekte <text:span text:style-name="T8">(Multipath möglich)</text:span></text:p>
                  <text:list>
                    <text:list-item>
                      <text:p text:style-name="P47">Hypernyms und Hyponyms sind “Lexical Relations”</text:p>
                    </text:list-item>
                  </text:list>
                </text:list-item>
              </text:list>
            </text:list-item>
            <text:list-item>
              <text:p text:style-name="P47">Meronyme: Von Gegenständen zu ihren Komponenten (Baum → Ast, Krone, Stamm)</text:p>
            </text:list-item>
            <text:list-item>
              <text:p text:style-name="P47">Holonyme: Von Gegenständen zu dem in dem sie enthalten sind (Baum → Wald)</text:p>
            </text:list-item>
            <text:list-item>
              <text:p text:style-name="P47">Antonyme: Finden von Gegenteilen (Supply → Demand)</text:p>
              <text:p text:style-name="P47"/>
            </text:list-item>
          </text:list>
        </text:list-item>
        <text:list-item>
          <text:p text:style-name="P47">Semantic Relatedness kann nützlich sein für die Internetsuche, da auch Synonyme gesucht werden</text:p>
          <text:list>
            <text:list-item>
              <text:p text:style-name="P47">Beziehungsstatus kann durch die Nähe zu anderen Elementen ermittelt werden</text:p>
              <text:list>
                <text:list-item>
                  <text:p text:style-name="P47">synset.lowest_common_hypernym(synset2) → Nächstes Elternelement</text:p>
                </text:list-item>
                <text:list-item>
                  <text:p text:style-name="P47">synset1.min_depth() → Tiefe im Baum von “Entity” aus</text:p>
                </text:list-item>
                <text:list-item>
                  <text:p text:style-name="P47">synset1.path_similarity(synset2) → Liefert Bewertung des Beziehungsstatus <text:span text:style-name="T9">aufsteigend</text:span></text:p>
                </text:list-item>
              </text:list>
            </text:list-item>
          </text:list>
        </text:list-item>
      </text:list>
      <text:p text:style-name="P27"/>
      <text:list xml:id="list155052379637659" text:continue-numbering="true" text:style-name="L16">
        <text:list-item>
          <text:p text:style-name="P55">Why is it useful?</text:p>
          <text:list>
            <text:list-item>
              <text:p text:style-name="P55">Effiziente Informations Extraktion</text:p>
              <text:list>
                <text:list-item>
                  <text:p text:style-name="P55">Neue und schlauere Internet Such Maschinen</text:p>
                </text:list-item>
                <text:list-item>
                  <text:p text:style-name="P55">Erleichtern der Textsuche in einem Katalog mit mehreren Einträgen</text:p>
                </text:list-item>
              </text:list>
            </text:list-item>
            <text:list-item>
              <text:p text:style-name="P55">Text Ähnlichkeit überprüfen</text:p>
              <text:list>
                <text:list-item>
                  <text:p text:style-name="P55">Plagiarismuscheck</text:p>
                </text:list-item>
                <text:list-item>
                  <text:p text:style-name="P55">Identifizieren von Redundanzen</text:p>
                </text:list-item>
              </text:list>
            </text:list-item>
            <text:list-item>
              <text:p text:style-name="P55">Folgerungsbeziehungen in Texten identifizieren und analysieren</text:p>
            </text:list-item>
          </text:list>
        </text:list-item>
      </text:list>
      <text:p text:style-name="P27"/>
      <text:p text:style-name="P18"><text:span text:style-name="T10">Lecture </text:span>06 – Processing Raw Text</text:p>
      <text:p text:style-name="P26"/>
      <text:list xml:id="list7949580192927596911" text:style-name="L17">
        <text:list-item>
          <text:p text:style-name="P49">Typische Pipeline für Textverarbeitung</text:p>
          <text:list>
            <text:list-item>
              <text:p text:style-name="P49">Obtein → Read → Clean/Prepare → Preprocess → Analyze</text:p>
              <text:p text:style-name="P49"/>
            </text:list-item>
          </text:list>
        </text:list-item>
        <text:list-item>
          <text:p text:style-name="P49"><text:soft-page-break/>NLTK besitzt nicht unendlich viele Textquellen, man braucht Alternativen</text:p>
          <text:list>
            <text:list-item>
              <text:p text:style-name="P49">Raw Text aus dem Internet</text:p>
              <text:list>
                <text:list-item>
                  <text:p text:style-name="P49">Txt files direkt von Seiten via urllib.request / urlopen(url).read()</text:p>
                </text:list-item>
                <text:list-item>
                  <text:p text:style-name="P49">Tokenization mit nltk.word_tokenize(…)</text:p>
                </text:list-item>
                <text:list-item>
                  <text:p text:style-name="P49">Erstellen eines nltk Textes → nltk.Text(tokens)</text:p>
                </text:list-item>
              </text:list>
            </text:list-item>
            <text:list-item>
              <text:p text:style-name="P49">Text aus HTML filtern</text:p>
              <text:list>
                <text:list-item>
                  <text:p text:style-name="P49">Seite mit urlopen(url).read() lesen</text:p>
                </text:list-item>
                <text:list-item>
                  <text:p text:style-name="P49">Vor der Weiterverarbeitung mit BeautifulSoup aufräumen</text:p>
                </text:list-item>
                <text:list-item>
                  <text:p text:style-name="P49">Tokenization → Textgenerator</text:p>
                </text:list-item>
              </text:list>
            </text:list-item>
            <text:list-item>
              <text:p text:style-name="P49">Text aus Blogs filtern</text:p>
              <text:list>
                <text:list-item>
                  <text:p text:style-name="P49">feedparser.parse(url)</text:p>
                </text:list-item>
                <text:list-item>
                  <text:p text:style-name="P50">Tokenization → Textgenerator</text:p>
                </text:list-item>
              </text:list>
            </text:list-item>
            <text:list-item>
              <text:p text:style-name="P51">Text aus lokalen Dateien<text:tab/></text:p>
              <text:list>
                <text:list-item>
                  <text:p text:style-name="P51">f = open(path)</text:p>
                </text:list-item>
                <text:list-item>
                  <text:p text:style-name="P51">raw = f.read() → Liest die Datei</text:p>
                </text:list-item>
                <text:list-item>
                  <text:p text:style-name="P51">f.write(raw) → Schreibt die Datei</text:p>
                </text:list-item>
                <text:list-item>
                  <text:p text:style-name="P51">line.strip() um Leerzeilen zu erkennen</text:p>
                  <text:p text:style-name="P51"/>
                </text:list-item>
              </text:list>
            </text:list-item>
          </text:list>
        </text:list-item>
        <text:list-item>
          <text:p text:style-name="P52">String Darstellung in Python</text:p>
          <text:list>
            <text:list-item>
              <text:p text:style-name="P52">Dateien einzulesen liefert Bytestreams, keine Python Strings</text:p>
              <text:list>
                <text:list-item>
                  <text:p text:style-name="P52">Kodierung ist entweder ASCII oder Unicode</text:p>
                  <text:list>
                    <text:list-item>
                      <text:p text:style-name="P52">ASCII → 1:1 Übungsetzung zu Characters möglich</text:p>
                    </text:list-item>
                    <text:list-item>
                      <text:p text:style-name="P52">Unicode → Kodierung bestimmt Übersetzung (utf-8, iso)</text:p>
                    </text:list-item>
                    <text:list-item>
                      <text:p text:style-name="P52">In Python wird Unicode verwendet</text:p>
                    </text:list-item>
                  </text:list>
                </text:list-item>
              </text:list>
            </text:list-item>
            <text:list-item>
              <text:p text:style-name="P52">Konvertierung ist jederzeit möglich</text:p>
              <text:list>
                <text:list-item>
                  <text:p text:style-name="P52">str.encode(‘utf-8’) → Bytestreams</text:p>
                </text:list-item>
                <text:list-item>
                  <text:p text:style-name="P52">bytes.decode(‘utf-8’) → String</text:p>
                </text:list-item>
              </text:list>
            </text:list-item>
          </text:list>
        </text:list-item>
      </text:list>
      <text:p text:style-name="P28"/>
      <text:list xml:id="list155051213328001" text:continue-numbering="true" text:style-name="L17">
        <text:list-item>
          <text:p text:style-name="P52">Reguläre Ausdrücke für Textanalyse</text:p>
          <text:list>
            <text:list-item>
              <text:p text:style-name="P52">Verwendung um bestimmte Pattern in Texten zu finden</text:p>
            </text:list-item>
            <text:list-item>
              <text:p text:style-name="P52">Befinden sich in Python im module ‘re’</text:p>
            </text:list-item>
            <text:list-item>
              <text:p text:style-name="P52">$ → Matched auf das Ende eines Textes</text:p>
            </text:list-item>
            <text:list-item>
              <text:p text:style-name="P52">. → Wildcardsymbol</text:p>
            </text:list-item>
            <text:list-item>
              <text:p text:style-name="P52">^ → Matched auf den Beginn eines Textes</text:p>
            </text:list-item>
            <text:list-item>
              <text:p text:style-name="P52">? → Spezifiziert das vorherige Zeichen als optional</text:p>
            </text:list-item>
            <text:list-item>
              <text:p text:style-name="P52">+ → <text:span text:style-name="T11">Matched auf einen oder mehreren Folgesymbole</text:span></text:p>
            </text:list-item>
            <text:list-item>
              <text:p text:style-name="P52">* →<text:span text:style-name="T11"> Matched auf null oder mehrere Folgesymbole</text:span></text:p>
            </text:list-item>
            <text:list-item>
              <text:p text:style-name="P53">^ in einer [] Invertiert die Gruppe in []</text:p>
            </text:list-item>
            <text:list-item>
              <text:p text:style-name="P53">\ Escaped das Folgesymbol</text:p>
            </text:list-item>
            <text:list-item>
              <text:p text:style-name="P53">{x,y} → Gibt ein Intervall an, wie oft das Folgesymbol kommen darf (1-3)</text:p>
            </text:list-item>
            <text:list-item>
              <text:p text:style-name="P53">| → Matched auf Disjunktionen</text:p>
            </text:list-item>
            <text:list-item>
              <text:p text:style-name="P53">re.findall(r’(pattern)) → Findet alle gematchten Patterns</text:p>
            </text:list-item>
            <text:list-item>
              <text:p text:style-name="P53">re.findall(r’(?:pattern)) → Findet alle Wörter mit einem gematchten Pattern</text:p>
            </text:list-item>
          </text:list>
        </text:list-item>
      </text:list>
      <text:p text:style-name="P29"/>
      <text:list xml:id="list155052805704515" text:continue-numbering="true" text:style-name="L17">
        <text:list-item>
          <text:p text:style-name="P54">Normalisierung von Text</text:p>
          <text:list>
            <text:list-item>
              <text:p text:style-name="P54">Alles in Kleinbuchstaben umwandeln ist eine Art der Normalisierung</text:p>
            </text:list-item>
            <text:list-item>
              <text:p text:style-name="P54">Stemming ebenfalls</text:p>
              <text:list>
                <text:list-item>
                  <text:p text:style-name="P54">Abschneiden von Endungen, filtern des reinen Wortes</text:p>
                </text:list-item>
              </text:list>
            </text:list-item>
            <text:list-item>
              <text:p text:style-name="P54"><text:soft-page-break/>Lemmatization</text:p>
              <text:list>
                <text:list-item>
                  <text:p text:style-name="P54">Wort in eine bekannte Form aus einem Dictionary umwandeln</text:p>
                </text:list-item>
              </text:list>
            </text:list-item>
            <text:list-item>
              <text:p text:style-name="P54">Tokenization</text:p>
              <text:list>
                <text:list-item>
                  <text:p text:style-name="P54">Reinen Text in Wortliste umwandeln, verschiedene Arten möglich</text:p>
                  <text:list>
                    <text:list-item>
                      <text:p text:style-name="P54">Trennen nur bei Whitespaces</text:p>
                    </text:list-item>
                    <text:list-item>
                      <text:p text:style-name="P54">Trennen bei bestimmten Symbolen</text:p>
                    </text:list-item>
                    <text:list-item>
                      <text:p text:style-name="P54">Wort und Kürzelerkennung</text:p>
                    </text:list-item>
                  </text:list>
                </text:list-item>
              </text:list>
            </text:list-item>
            <text:list-item>
              <text:p text:style-name="P54">Segmentation</text:p>
              <text:list>
                <text:list-item>
                  <text:p text:style-name="P82">Aufsplitten des Textes in Sätze</text:p>
                </text:list-item>
              </text:list>
            </text:list-item>
          </text:list>
        </text:list-item>
      </text:list>
      <text:p text:style-name="P83"/>
      <text:list xml:id="list155051440321456" text:continue-numbering="true" text:style-name="L17">
        <text:list-item>
          <text:p text:style-name="P84">Why is it useful?</text:p>
          <text:list>
            <text:list-item>
              <text:p text:style-name="P84">NLP Preprocessing</text:p>
              <text:list>
                <text:list-item>
                  <text:p text:style-name="P84">Segmentation und Normalization sind entscheidene Vorbereitungsarbeiten</text:p>
                </text:list-item>
              </text:list>
            </text:list-item>
            <text:list-item>
              <text:p text:style-name="P84">Erstellen neuer Corpora mit sauberen Inhalten</text:p>
              <text:list>
                <text:list-item>
                  <text:p text:style-name="P84">Wahl der Kodierung ist eventuell auch wichtig für einen Corpus</text:p>
                </text:list-item>
              </text:list>
            </text:list-item>
            <text:list-item>
              <text:p text:style-name="P84">Extraktion von Informationen</text:p>
              <text:list>
                <text:list-item>
                  <text:p text:style-name="P84">Regelbasierte Systeme sind oft sehr gut mit regulären Ausdrücken analysierbar</text:p>
                </text:list-item>
              </text:list>
            </text:list-item>
          </text:list>
        </text:list-item>
      </text:list>
      <text:p text:style-name="P85"/>
      <text:p text:style-name="P86">Lecture 07 – Categorizing Words</text:p>
      <text:p text:style-name="P86"/>
      <text:list xml:id="list7387513675413944080" text:style-name="L18">
        <text:list-item>
          <text:p text:style-name="P57">Part-Of-Speech Tagging</text:p>
          <text:list>
            <text:list-item>
              <text:p text:style-name="P57">Klassifizieren der Wörter nach ihrer Art (Verben, Nomen, Adjektive…)</text:p>
            </text:list-item>
            <text:list-item>
              <text:p text:style-name="P57">Wort Arten sind auch bekannt unter “Word Classes” oder “Lexical Categories”</text:p>
            </text:list-item>
            <text:list-item>
              <text:p text:style-name="P57">Die verwendeten Kategorien sind die “Tagsets”</text:p>
            </text:list-item>
          </text:list>
        </text:list-item>
      </text:list>
      <text:p text:style-name="P56"/>
      <text:list xml:id="list155051508811620" text:continue-numbering="true" text:style-name="L18">
        <text:list-item>
          <text:p text:style-name="P57">Word Classes sind abhänging vom Kontext in dem sie auftauchen</text:p>
          <text:list>
            <text:list-item>
              <text:p text:style-name="P5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49:36.745396916</meta:creation-date>
    <dc:date>2019-02-19T15:50:50.550188841</dc:date>
    <meta:editing-duration>PT1H58M3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9" meta:paragraph-count="361" meta:word-count="2454" meta:character-count="16050" meta:non-whitespace-character-count="14274"/>
  </office:meta>
</office:document-meta>
</file>